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fo:min-height="1.423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4.572cm" svg:height="1.778cm" svg:x="20.63cm" svg:y="6.258cm">
          <text:p text:style-name="P1">Kinematic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572cm" svg:height="1.778cm" svg:x="8.538cm" svg:y="6.258cm">
          <text:p text:style-name="P1">PID Contro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572cm" svg:height="1.778cm" svg:x="14.438cm" svg:y="6.258cm">
          <text:p text:style-name="P1">Dynamic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3.11cm" svg:y1="7.147cm" svg:x2="14.438cm" svg:y2="7.147cm" draw:start-shape="id1" draw:end-shape="id2" svg:d="M13110 7147h1328" svg:viewBox="0 0 1329 1">
          <text:p/>
        </draw:connector>
        <draw:connector draw:style-name="gr2" draw:text-style-name="P2" draw:layer="layout" draw:type="line" svg:x1="19.01cm" svg:y1="7.147cm" svg:x2="20.63cm" svg:y2="7.147cm" draw:start-shape="id2" draw:start-glue-point="1" draw:end-shape="id3" draw:end-glue-point="3" svg:d="M19010 7147h1620" svg:viewBox="0 0 1621 1">
          <text:p/>
        </draw:connector>
        <draw:custom-shape draw:style-name="gr1" draw:text-style-name="P1" xml:id="id4" draw:id="id4" draw:layer="layout" svg:width="4.572cm" svg:height="1.778cm" svg:x="2.408cm" svg:y="6.258cm">
          <text:p text:style-name="P1">Camera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98cm" svg:y1="7.147cm" svg:x2="8.538cm" svg:y2="7.147cm" draw:start-shape="id4" draw:start-glue-point="1" draw:end-shape="id1" draw:end-glue-point="3" svg:d="M6980 7147h1558" svg:viewBox="0 0 1559 1">
          <text:p/>
        </draw:connector>
        <draw:connector draw:style-name="gr2" draw:text-style-name="P2" draw:layer="layout" draw:line-skew="0.643cm 6.943cm -0.953cm" svg:x1="25.202cm" svg:y1="7.147cm" svg:x2="2.408cm" svg:y2="7.147cm" draw:start-shape="id3" draw:start-glue-point="1" draw:end-shape="id4" draw:end-glue-point="3" svg:d="M25202 7147h1144v5553h-25392v-5553h1454" svg:viewBox="0 0 25393 5554">
          <text:p/>
        </draw:connector>
        <draw:custom-shape draw:style-name="gr3" draw:text-style-name="P3" xml:id="id5" draw:id="id5" draw:layer="layout" svg:width="0.254cm" svg:height="0.254cm" svg:x="19.792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0.254cm" svg:height="0.254cm" svg:x="7.493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3.642cm" svg:x1="19.919cm" svg:y1="7.286cm" svg:x2="7.62cm" svg:y2="7.287cm" draw:start-shape="id5" draw:start-glue-point="8" draw:end-shape="id6" draw:end-glue-point="8" svg:d="M19919 7286v4144h-12299v-4143" svg:viewBox="0 0 12300 4145">
          <text:p/>
        </draw:connector>
        <draw:frame draw:style-name="gr4" draw:text-style-name="P4" draw:layer="layout" svg:width="3.304cm" svg:height="1.673cm" svg:x="14.732cm" svg:y="10.39cm">
          <draw:text-box>
            <text:p>~10<text:span text:style-name="T1">4</text:span> Hz</text:p>
          </draw:text-box>
        </draw:frame>
        <draw:frame draw:style-name="gr4" draw:text-style-name="P4" draw:layer="layout" svg:width="3.304cm" svg:height="1.673cm" svg:x="14.732cm" svg:y="11.791cm">
          <draw:text-box>
            <text:p>~10<text:span text:style-name="T1">2</text:span> Hz</text:p>
          </draw:text-box>
        </draw:frame>
        <draw:custom-shape draw:style-name="gr3" draw:text-style-name="P3" xml:id="id8" draw:id="id8" draw:layer="layout" svg:width="0.254cm" svg:height="0.254cm" svg:x="13.494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2.118cm" svg:x1="19.32cm" svg:y1="7.286cm" svg:x2="13.621cm" svg:y2="7.287cm" draw:start-shape="id7" draw:start-glue-point="8" draw:end-shape="id8" draw:end-glue-point="8" svg:d="M19320 7286v2620h-5699v-2619" svg:viewBox="0 0 5700 2621">
          <text:p/>
        </draw:connector>
        <draw:custom-shape draw:style-name="gr3" draw:text-style-name="P3" xml:id="id7" draw:id="id7" draw:layer="layout" svg:width="0.254cm" svg:height="0.254cm" svg:x="19.193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304cm" svg:height="1.673cm" svg:x="14.732cm" svg:y="8.891cm">
          <draw:text-box>
            <text:p>~10<text:span text:style-name="T1">6</text:span> Hz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2T13:19:54.549882005</meta:creation-date>
    <dc:date>2023-05-30T02:46:23.996000000</dc:date>
    <meta:editing-duration>PT34M47S</meta:editing-duration>
    <meta:editing-cycles>14</meta:editing-cycles>
    <meta:generator>LibreOffice/5.4.2.2$Windows_X86_64 LibreOffice_project/22b09f6418e8c2d508a9eaf86b2399209b0990f4</meta:generator>
    <meta:document-statistic meta:object-count="40"/>
  </office:meta>
</office:document-meta>
</file>